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officeooo:rsid="001bfb55" officeooo:paragraph-rsid="001bfb55" style:font-size-asian="14pt" style:font-size-complex="16pt"/>
    </style:style>
    <style:style style:name="P2" style:family="paragraph" style:parent-style-name="Standard">
      <style:paragraph-properties fo:text-align="start" style:justify-single-word="false"/>
      <style:text-properties fo:font-size="12pt" officeooo:rsid="001bfb55" officeooo:paragraph-rsid="001bfb55" style:font-size-asian="10.5pt" style:font-size-complex="12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officeooo:rsid="001bfb55" officeooo:paragraph-rsid="001bfb55" style:font-size-asian="10.5pt" style:font-size-complex="12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officeooo:rsid="001bfb55" officeooo:paragraph-rsid="001bfb55" style:font-size-asian="12.25pt" style:font-size-complex="14pt"/>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officeooo:rsid="001d90ba" officeooo:paragraph-rsid="001d90ba" style:font-size-asian="12.25pt" style:font-size-complex="14pt"/>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officeooo:rsid="001d90ba" officeooo:paragraph-rsid="001db9f4" style:font-size-asian="12.25pt" style:font-size-complex="14pt"/>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officeooo:rsid="001d90ba" officeooo:paragraph-rsid="001f6b5a" style:font-size-asian="12.25pt" style:font-size-complex="14pt"/>
    </style:style>
    <style:style style:name="P8" style:family="paragraph" style:parent-style-name="Standard">
      <style:paragraph-properties fo:text-align="start" style:justify-single-word="false"/>
      <style:text-properties fo:font-size="14pt" style:text-underline-style="none" officeooo:rsid="001bfb55" officeooo:paragraph-rsid="001bfb55" style:font-size-asian="12.25pt" style:font-size-complex="14pt"/>
    </style:style>
    <style:style style:name="P9" style:family="paragraph" style:parent-style-name="Standard">
      <style:paragraph-properties fo:text-align="start" style:justify-single-word="false"/>
      <style:text-properties fo:font-size="14pt" style:text-underline-style="none" officeooo:rsid="001d90ba" officeooo:paragraph-rsid="001d90ba" style:font-size-asian="12.25pt" style:font-size-complex="14pt"/>
    </style:style>
    <style:style style:name="P10" style:family="paragraph" style:parent-style-name="Table_20_Contents">
      <style:paragraph-properties fo:text-align="start" style:justify-single-word="false"/>
      <style:text-properties fo:font-size="14pt" officeooo:rsid="001bfb55" officeooo:paragraph-rsid="001bfb55" style:font-size-asian="12.25pt" style:font-size-complex="14pt"/>
    </style:style>
    <style:style style:name="P11" style:family="paragraph" style:parent-style-name="Table_20_Contents">
      <style:paragraph-properties fo:text-align="start" style:justify-single-word="false"/>
      <style:text-properties fo:font-size="14pt" officeooo:rsid="001d90ba" officeooo:paragraph-rsid="001d90ba" style:font-size-asian="12.25pt" style:font-size-complex="14pt"/>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officeooo:rsid="001d90ba" style:font-size-asian="10.5pt" style:font-size-complex="12pt"/>
    </style:style>
    <style:style style:name="T4" style:family="text">
      <style:text-properties fo:font-size="12pt" officeooo:rsid="001db9f4" style:font-size-asian="10.5pt" style:font-size-complex="12pt"/>
    </style:style>
    <style:style style:name="T5" style:family="text">
      <style:text-properties fo:font-size="12pt" style:text-underline-style="none" style:font-size-asian="10.5pt" style:font-size-complex="12pt"/>
    </style:style>
    <style:style style:name="T6" style:family="text">
      <style:text-properties fo:font-size="12pt" style:text-underline-style="none" officeooo:rsid="001db9f4" style:font-size-asian="10.5pt" style:font-size-complex="12pt"/>
    </style:style>
    <style:style style:name="T7" style:family="text">
      <style:text-properties fo:font-size="12pt" style:text-underline-style="none" officeooo:rsid="001f6b5a" style:font-size-asian="10.5pt" style:font-size-complex="12pt"/>
    </style:style>
    <style:style style:name="T8" style:family="text">
      <style:text-properties officeooo:rsid="001d90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text:p>
      <text:p text:style-name="P2"/>
      <text:p text:style-name="P4">Description:</text:p>
      <text:p text:style-name="P3"><text:span text:style-name="T1"><text:tab/>Le but de cette application est de créer une intelligence artificielle simulant un comportement plus ou moins humain. La menière dont cette intelligence artificielle marche est par ‘deep-learning’, les essais/erreurs sont donc à l’ordre du jour. </text:span></text:p>
      <text:p text:style-name="P3"><text:span text:style-name="T1"><text:tab/>L’application en tant que tel peux s’apparanter à un jeux : l’intelligence artificielle controlera <text:s/>un avatar dans l’application et pourra effectuer un certain nombre d’actions en fonction de caractéristiques plus ou moins apparentes de l’avatar. Le but de l’intelligence est d’essayer de survivre dans un environment similaire au notre. Il devra donc être capable de se nourir, se protéger du froid, de prédateurs potentiels etc. </text:span></text:p>
      <text:p text:style-name="P3"><text:span text:style-name="T1"><text:tab/></text:span></text:p>
      <text:p text:style-name="P4">Le projet:</text:p>
      <text:p text:style-name="P8"><text:span text:style-name="T2"><text:tab/>Cette application est donc défini au sein d’un projet découpé en de multiples itérations différentes. Ces différentes itérations peuvent être définis comme tel:</text:span></text:p>
      <text:p text:style-name="P8"><text:span text:style-name="T2"><text:tab/></text:span></text:p>
      <text:p text:style-name="P9"><text:span text:style-name="T3">T</text:span><text:span text:style-name="T2">ableau de l’itération 0.1</text:span></text:p>
      <text:p text:style-name="P8"><text:span text:style-name="T2"><text:tab/></text:span></text:p>
      <table:table table:name="Table1" table:style-name="Table1">
        <table:table-column table:style-name="Table1.A" table:number-columns-repeated="2"/>
        <table:table-row>
          <table:table-cell table:style-name="Table1.A1" office:value-type="string">
            <text:p text:style-name="P10">Version</text:p>
          </table:table-cell>
          <table:table-cell table:style-name="Table1.B1" office:value-type="string">
            <text:p text:style-name="P10">Descritption</text:p>
          </table:table-cell>
        </table:table-row>
        <table:table-row>
          <table:table-cell table:style-name="Table1.A2" office:value-type="string">
            <text:p text:style-name="P10">0.1.<text:span text:style-name="T8">0</text:span>1</text:p>
          </table:table-cell>
          <table:table-cell table:style-name="Table1.B2" office:value-type="string">
            <text:p text:style-name="P10">Création de la matrice de personalité</text:p>
          </table:table-cell>
        </table:table-row>
        <table:table-row>
          <table:table-cell table:style-name="Table1.A2" office:value-type="string">
            <text:p text:style-name="P10">0.1.<text:span text:style-name="T8">0</text:span>2</text:p>
          </table:table-cell>
          <table:table-cell table:style-name="Table1.B2" office:value-type="string">
            <text:p text:style-name="P10">Création de la matrice des caractéristiques <text:span text:style-name="T8">lourdes et caractristiques légères</text:span></text:p>
          </table:table-cell>
        </table:table-row>
        <table:table-row>
          <table:table-cell table:style-name="Table1.A2" office:value-type="string">
            <text:p text:style-name="P10">0.1.<text:span text:style-name="T8">0</text:span>3</text:p>
          </table:table-cell>
          <table:table-cell table:style-name="Table1.B2" office:value-type="string">
            <text:p text:style-name="P10">Création de la structure des actions potentiels</text:p>
          </table:table-cell>
        </table:table-row>
        <table:table-row>
          <table:table-cell table:style-name="Table1.A2" office:value-type="string">
            <text:p text:style-name="P10">0.1.<text:span text:style-name="T8">0</text:span>4</text:p>
          </table:table-cell>
          <table:table-cell table:style-name="Table1.B2" office:value-type="string">
            <text:p text:style-name="P10">Élaboration de la structure deep-learning de l’IA</text:p>
          </table:table-cell>
        </table:table-row>
        <table:table-row>
          <table:table-cell table:style-name="Table1.A2" office:value-type="string">
            <text:p text:style-name="P11">0.1.05</text:p>
          </table:table-cell>
          <table:table-cell table:style-name="Table1.B2" office:value-type="string">
            <text:p text:style-name="P11">Élaboration de la matrice d’événements externes et événements internes</text:p>
          </table:table-cell>
        </table:table-row>
        <table:table-row>
          <table:table-cell table:style-name="Table1.A2" office:value-type="string">
            <text:p text:style-name="P11">0.1.06</text:p>
          </table:table-cell>
          <table:table-cell table:style-name="Table1.B2" office:value-type="string">
            <text:p text:style-name="P11">Jonction de la matrice d’événements externes et événements internes : matrice d’événements</text:p>
          </table:table-cell>
        </table:table-row>
        <table:table-row>
          <table:table-cell table:style-name="Table1.A2" office:value-type="string">
            <text:p text:style-name="P10">0.1.<text:span text:style-name="T8">07</text:span></text:p>
          </table:table-cell>
          <table:table-cell table:style-name="Table1.B2" office:value-type="string">
            <text:p text:style-name="P10">Jonction de la matrice de personalité et de la matrice de caractéristique <text:span text:style-name="T8">lourdes</text:span>: matrice d’avatar</text:p>
          </table:table-cell>
        </table:table-row>
        <table:table-row>
          <table:table-cell table:style-name="Table1.A2" office:value-type="string">
            <text:p text:style-name="P10">0.1.<text:span text:style-name="T8">08</text:span></text:p>
          </table:table-cell>
          <table:table-cell table:style-name="Table1.B2" office:value-type="string">
            <text:p text:style-name="P10">Jonction de la matrice d’avatar avec la structure des actions : matrice des actions <text:span text:style-name="T8">internes</text:span></text:p>
          </table:table-cell>
        </table:table-row>
        <table:table-row>
          <table:table-cell table:style-name="Table1.A2" office:value-type="string">
            <text:p text:style-name="P11">0.1.09</text:p>
          </table:table-cell>
          <table:table-cell table:style-name="Table1.B2" office:value-type="string">
            <text:p text:style-name="P11">Jonction de la matrice de <text:s/>caractéristiques <text:s/>légères avec la structure d’actions : matrice des actions externes</text:p>
          </table:table-cell>
        </table:table-row>
        <table:table-row>
          <table:table-cell table:style-name="Table1.A2" office:value-type="string">
            <text:p text:style-name="P11">0.1.10</text:p>
          </table:table-cell>
          <table:table-cell table:style-name="Table1.B2" office:value-type="string">
            <text:p text:style-name="P11">Jonction de la matrice des actions internes avec la matrice des actions <text:soft-page-break/>externes : matrice des actions</text:p>
          </table:table-cell>
        </table:table-row>
        <table:table-row>
          <table:table-cell table:style-name="Table1.A2" office:value-type="string">
            <text:p text:style-name="P11">0.1.11</text:p>
          </table:table-cell>
          <table:table-cell table:style-name="Table1.B2" office:value-type="string">
            <text:p text:style-name="P11">Jonction <text:s/>de la matrice des actions avec la structure deep-learning de l’IA : matrice des fonctionalités propre de l’IA</text:p>
          </table:table-cell>
        </table:table-row>
        <table:table-row>
          <table:table-cell table:style-name="Table1.A2" office:value-type="string">
            <text:p text:style-name="P11">0.2.00</text:p>
          </table:table-cell>
          <table:table-cell table:style-name="Table1.B2" office:value-type="string">
            <text:p text:style-name="P11">Jonction de la matrice des premières fonctionalités de l’IA avec la matrice des événements : <text:s/>matrice de fonctionalités générale de l’IA</text:p>
          </table:table-cell>
        </table:table-row>
      </table:table>
      <text:p text:style-name="P8"><text:span text:style-name="T2"/></text:p>
      <text:p text:style-name="P8"><text:span text:style-name="T2"/></text:p>
      <text:p text:style-name="P5">Lexique:</text:p>
      <text:p text:style-name="P9"><text:tab/><text:span text:style-name="T2">Caractéristique de l’avatar : attributs présentant </text:span><text:span text:style-name="T4">l’état actuel de l’avatar (taille, age, faim, moral…)</text:span></text:p>
      <text:p text:style-name="P9"><text:span text:style-name="T4"/></text:p>
      <text:p text:style-name="P5"><text:span text:style-name="T5"><text:tab/>Caractéristique lourde : caracéristique de l’avatar peu enclin à changer</text:span></text:p>
      <text:p text:style-name="P5"><text:span text:style-name="T5"/></text:p>
      <text:p text:style-name="P5"><text:span text:style-name="T5"><text:tab/>Caractéristique légère : caractéristque de l’avatar pouvant facielement changer</text:span></text:p>
      <text:p text:style-name="P5"><text:span text:style-name="T5"/></text:p>
      <text:p text:style-name="P5"><text:span text:style-name="T5"><text:tab/></text:span><text:span text:style-name="T6">Événement : changement de l’environment subite ou non. Ce changement peu avoir des conséquences sur les caractéristiques légères.</text:span></text:p>
      <text:p text:style-name="P5"><text:span text:style-name="T6"/></text:p>
      <text:p text:style-name="P6"><text:span text:style-name="T6"><text:tab/>Événement externe : événement pouvant affecter les caractéristiques légères. Cette événement ce passe de manière externe au corps de l’avatar (tempête, </text:span><text:span text:style-name="T7">sécheresse, attaque de bête sauvage etc.)</text:span><text:span text:style-name="T6">.</text:span></text:p>
      <text:p text:style-name="P6"><text:span text:style-name="T6"/></text:p>
      <text:p text:style-name="P7"><text:span text:style-name="T6"><text:tab/>Événement interne : événement affectant invariablement les caractéristiques légères. Cette événement se passe à l’intérieur du corps de l’avatar (maladie, coup de chaud, crise cardiaque…). Dans les premières itérations, les événements internes ne seront pas présents.</text:span></text:p>
      <text:p text:style-name="P7"><text:span text:style-name="T6"><text:s/></text:span></text:p>
      <text:p text:style-name="P5"><text:span text:style-name="T5"><text:tab/></text:span><text:span text:style-name="T6">Personalité de l’avatar : attributs présentant l’état psychologique de l’avatar (généreux, inteligent...). Ces attributs sont peu enclins à changer. Dans les premières itérations, la personalité n’a que peu d’influence.</text:span></text:p>
      <text:p text:style-name="P5"><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6.281198006</meta:creation-date>
    <dc:date>2017-03-13T18:44:25.741538478</dc:date>
    <meta:editing-duration>PT7M11S</meta:editing-duration>
    <meta:editing-cycles>2</meta:editing-cycles>
    <meta:generator>LibreOffice/5.1.6.2$Linux_X86_64 LibreOffice_project/10m0$Build-2</meta:generator>
    <meta:document-statistic meta:table-count="1" meta:image-count="0" meta:object-count="0" meta:page-count="2" meta:paragraph-count="46" meta:word-count="444" meta:character-count="3097" meta:non-whitespace-character-count="2672"/>
  </office:meta>
</office:document-meta>
</file>